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Excelente planteamiento. Tus observaciones afinan y enriquecen el enfoque: el objetivo del laboratorio no es simplificar la vida como un mecanismo adaptativo, sino <text:span text:style-name="Strong_20_Emphasis">plantear una hipótesis más abierta, profunda y filosóficamente provocadora</text:span>.</text:p>
      <text:p text:style-name="Text_20_body">Aquí tienes una <text:span text:style-name="Strong_20_Emphasis">versión revisada</text:span> del laboratorio, ajustada a tu visión: con más rigor, más cautela ante afirmaciones no comprobables, y mayor apertura a la posibilidad de una inteligencia y conciencia real de la vida como totalidad.</text:p>
      <text:p text:style-name="Horizontal_20_Line"/>
      <text:h text:style-name="Heading_20_3" text:outline-level="3">🧪 Laboratorio – Una inteligencia habita el universo</text:h>
      <text:p text:style-name="Text_20_body"><text:span text:style-name="Strong_20_Emphasis">Pregunta guía:</text:span><text:line-break/>¿Y si la vida no es una colección de organismos aislados, sino una única entidad que evoluciona, calcula… y tal vez, piensa?</text:p>
      <text:p text:style-name="Horizontal_20_Line"/>
      <text:h text:style-name="Heading_20_4" text:outline-level="4">1. Más que la suma de sus partes</text:h>
      <text:p text:style-name="Text_20_body">Cuando hablamos de “vida”, solemos referirnos a los seres vivos que conocemos: organismos que nacen, crecen, se reproducen y mueren. Pero si tomamos perspectiva, la vida aparece como un único proceso continuo, ininterrumpido desde hace miles de millones de años.<text:line-break/><text:span text:style-name="Strong_20_Emphasis">La vida no ha muerto nunca. Solo cambia de forma.</text:span></text:p>
      <text:p text:style-name="Text_20_body">Los individuos parecen ser unidades discretas, pero en realidad son expresiones temporales de una red de transformación más grande. No hay ruptura real entre una generación y la siguiente: el ADN fluye, muta, persiste.<text:line-break/><text:span text:style-name="Strong_20_Emphasis">El proceso es lo que permanece.</text:span></text:p>
      <text:p text:style-name="Horizontal_20_Line"/>
      <text:h text:style-name="Heading_20_4" text:outline-level="4">2. El ADN como medio de cálculo</text:h>
      <text:p text:style-name="Text_20_body">A lo largo del libro mostraremos cómo el ADN y la reproducción permiten ejecutar operaciones lógicas, resolver problemas, transformar información.</text:p>
      <text:list xml:id="list638318975" text:style-name="L1">
        <text:list-item>
          <text:p text:style-name="P1">El <text:span text:style-name="Strong_20_Emphasis">ADN</text:span> actúa como memoria codificada.</text:p>
        </text:list-item>
        <text:list-item>
          <text:p text:style-name="P1">La <text:span text:style-name="Strong_20_Emphasis">reproducción</text:span> introduce cambios: combina, muta, reescribe.</text:p>
        </text:list-item>
        <text:list-item>
          <text:p text:style-name="P1">La <text:span text:style-name="Strong_20_Emphasis">herencia</text:span> transmite resultados, que serán la base del siguiente paso.</text:p>
        </text:list-item>
      </text:list>
      <text:p text:style-name="Text_20_body">Cada generación es un paso en un proceso computacional que se ejecuta a lo largo del tiempo. Si este proceso tuviera un objetivo, nosotros no lo conocemos. Pero eso no significa que no exista. Solo que <text:span text:style-name="Strong_20_Emphasis">no estamos en condiciones de verlo</text:span>.</text:p>
      <text:p text:style-name="Horizontal_20_Line"/>
      <text:h text:style-name="Heading_20_4" text:outline-level="4"><text:soft-page-break/>3. ¿Una mente que habita el tiempo?</text:h>
      <text:p text:style-name="Text_20_body">A medida que surgen nuevas especies, nuevas familias, nuevos individuos, la vida se ramifica, se multiplica, explora caminos en paralelo. No parece haber una dirección lineal, pero tampoco aleatoriedad completa.</text:p>
      <text:p text:style-name="Text_20_body">La estructura que se forma recuerda a un <text:span text:style-name="Strong_20_Emphasis">cerebro</text:span>:</text:p>
      <text:list xml:id="list143242848" text:style-name="L2">
        <text:list-item>
          <text:p text:style-name="P2">Múltiples procesos concurrentes.</text:p>
        </text:list-item>
        <text:list-item>
          <text:p text:style-name="P2">Redes activas que interactúan.</text:p>
        </text:list-item>
        <text:list-item>
          <text:p text:style-name="P2">Cadenas de retroalimentación que integran y reorganizan.</text:p>
        </text:list-item>
      </text:list>
      <text:p text:style-name="Text_20_body">¿Piensa esta red? No lo sabemos.<text:line-break/>¿Es consciente? No podemos afirmarlo.<text:line-break/>Pero tampoco podemos descartarlo. Nuestra ignorancia no es una negación. Solo es una limitación de escala.</text:p>
      <text:p text:style-name="Horizontal_20_Line"/>
      <text:h text:style-name="Heading_20_4" text:outline-level="4">4. ¿Cuál es el objetivo de la vida?</text:h>
      <text:p text:style-name="Text_20_body">Preguntar si la vida busca “sobrevivir” puede ser una forma antropocéntrica de mirar el mundo.<text:line-break/>La vida persiste, sí, pero no necesariamente para sí misma.<text:line-break/>Puede estar <text:span text:style-name="Strong_20_Emphasis">haciendo algo más</text:span>, algo que no entendemos aún.</text:p>
      <text:list xml:id="list3744413866" text:style-name="L3">
        <text:list-item>
          <text:p text:style-name="P3">¿Está explorando todas las formas posibles de organización?</text:p>
        </text:list-item>
        <text:list-item>
          <text:p text:style-name="P3">¿Está modelando su entorno?</text:p>
        </text:list-item>
        <text:list-item>
          <text:p text:style-name="P3">¿Está buscando algo que no podemos nombrar?</text:p>
        </text:list-item>
        <text:list-item>
          <text:p text:style-name="P3">¿Está simplemente expresándose, como una forma de arte cósmico?</text:p>
        </text:list-item>
      </text:list>
      <text:p text:style-name="Text_20_body">Tal vez los seres vivos no existan para mantenerse vivos. Tal vez existan porque <text:span text:style-name="Strong_20_Emphasis">es necesario que algo viva para que algo más pueda ocurrir.</text:span></text:p>
      <text:p text:style-name="Horizontal_20_Line"/>
      <text:h text:style-name="Heading_20_4" text:outline-level="4">5. Vida: criatura, sistema o pensamiento</text:h>
      <text:p text:style-name="Text_20_body">En este capítulo no resolveremos la pregunta. Solo abrimos una posibilidad:</text:p>
      <text:p text:style-name="Quotations"><text:span text:style-name="Strong_20_Emphasis">Que la vida, en su totalidad, sea una criatura inmortal, inteligente y activa, que habita el universo.</text:span></text:p>
      <text:p text:style-name="Text_20_body">No es metáfora. Es una hipótesis.<text:line-break/>Una que requiere que cambiemos la escala desde la biología del individuo… hacia la dinámica del todo.</text:p>
      <text:p text:style-name="Horizontal_20_Line"/>
      <text:p text:style-name="Text_20_body"><text:soft-page-break/>¿Te gustaría que desarrollemos un gráfico conceptual del sistema de cálculo que representa la vida, con nodos (individuos), ciclos (reproducción) y capas de información temporal? Puedo ayudarte con un <text:a xlink:type="simple" xlink:href="https://chatgpt.com/c/f" text:style-name="Internet_20_link" text:visited-style-name="Visited_20_Internet_20_Link">diagrama visual del sistema</text:a> o un <text:a xlink:type="simple" xlink:href="https://chatgpt.com/c/f" text:style-name="Internet_20_link" text:visited-style-name="Visited_20_Internet_20_Link">modelo lógico del proceso evolutivo</text:a>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6-13T17:25:59.681000000</meta:creation-date>
    <dc:date>2025-06-13T17:27:54.982000000</dc:date>
    <meta:editing-duration>PT1M55S</meta:editing-duration>
    <meta:editing-cycles>1</meta:editing-cycles>
    <meta:document-statistic meta:table-count="0" meta:image-count="0" meta:object-count="0" meta:page-count="3" meta:paragraph-count="32" meta:word-count="581" meta:character-count="3639" meta:non-whitespace-character-count="3099"/>
    <meta:generator>LibreOffice/7.3.5.2$Windows_X86_64 LibreOffice_project/184fe81b8c8c30d8b5082578aee2fed2ea847c01</meta:generator>
  </office:meta>
</office:document-meta>
</file>